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OutputStream.DigestOutputStream( java . io . OutputStream var0 , java . security . MessageDiges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OutputStream.getMessage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OutputStream.o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Out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OutputStream.setMessageDigest( java . security . MessageDiges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